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0de2" officeooo:paragraph-rsid="00130de2"/>
    </style:style>
    <style:style style:name="P2" style:family="paragraph" style:parent-style-name="Standard">
      <style:text-properties officeooo:rsid="0014d875" officeooo:paragraph-rsid="0014d875"/>
    </style:style>
    <style:style style:name="P3" style:family="paragraph" style:parent-style-name="Standard">
      <style:text-properties officeooo:rsid="0017f44f" officeooo:paragraph-rsid="0017f44f"/>
    </style:style>
    <style:style style:name="P4" style:family="paragraph" style:parent-style-name="Standard">
      <style:text-properties officeooo:rsid="0018a2be" officeooo:paragraph-rsid="0020ade9"/>
    </style:style>
    <style:style style:name="P5" style:family="paragraph" style:parent-style-name="Standard">
      <style:text-properties officeooo:rsid="0018a2be" officeooo:paragraph-rsid="002a2c5d"/>
    </style:style>
    <style:style style:name="P6" style:family="paragraph" style:parent-style-name="Standard">
      <style:text-properties officeooo:rsid="002a2c5d" officeooo:paragraph-rsid="002a2c5d"/>
    </style:style>
    <style:style style:name="P7" style:family="paragraph" style:parent-style-name="Standard">
      <style:text-properties officeooo:rsid="0019dcdb" officeooo:paragraph-rsid="0020ade9"/>
    </style:style>
    <style:style style:name="P8" style:family="paragraph" style:parent-style-name="Standard">
      <style:text-properties officeooo:rsid="002a2c5d" officeooo:paragraph-rsid="002a2c5d"/>
    </style:style>
    <style:style style:name="P9" style:family="paragraph" style:parent-style-name="Standard">
      <style:text-properties officeooo:rsid="002c529c" officeooo:paragraph-rsid="002c529c"/>
    </style:style>
    <style:style style:name="P10" style:family="paragraph" style:parent-style-name="Standard">
      <style:text-properties officeooo:rsid="0031d435" officeooo:paragraph-rsid="0031d435"/>
    </style:style>
    <style:style style:name="T1" style:family="text">
      <style:text-properties officeooo:rsid="001657f8"/>
    </style:style>
    <style:style style:name="T2" style:family="text">
      <style:text-properties officeooo:rsid="0019dcdb"/>
    </style:style>
    <style:style style:name="T3" style:family="text">
      <style:text-properties officeooo:rsid="0026aef6"/>
    </style:style>
    <style:style style:name="T4" style:family="text">
      <style:text-properties officeooo:rsid="002d043d"/>
    </style:style>
    <style:style style:name="T5" style:family="text">
      <style:text-properties officeooo:rsid="003179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text:a xlink:type="simple" xlink:href="mailto:lil.lul@gmx.at" text:style-name="Internet_20_link" text:visited-style-name="Visited_20_Internet_20_Link">lil.lul@gmx.at</text:a></text:p>
      <text:p text:style-name="P1">To: <text:a xlink:type="simple" xlink:href="mailto:dabontheworld@sheesh.at" text:style-name="Internet_20_link" text:visited-style-name="Visited_20_Internet_20_Link">dabontheworld@sheesh.at</text:a></text:p>
      <text:p text:style-name="P2">Date: 30.11.2018</text:p>
      <text:p text:style-name="P1">Subject: <text:span text:style-name="T1">Faulty finger print scanners</text:span></text:p>
      <text:p text:style-name="P1"/>
      <text:p text:style-name="P3">Dear Mr Thurston,</text:p>
      <text:p text:style-name="P3"/>
      <text:p text:style-name="P4">I write to you in a moment of despair. This is concerning the finger print scanners you sent to us a while ago. <text:span text:style-name="T2">After two weeks of investigating we still haven’t managed to get them working properly. Additionally your manual is <text:s/>also full of errors and not helpful in the slightest.</text:span></text:p>
      <text:p text:style-name="P7"><text:tab/>It is fair to say that we are very displeased especially since you didn’t answer our calls or emails. It is a disgrace working with you and we have never been insulted this much. Our patience is at an end and we see fit to resort to drastic measures.</text:p>
      <text:p text:style-name="P5"><text:tab/><text:span text:style-name="T3">We ask you formally to refund the faulty machines and also the money this incident has cost us. Please be more considerate in the future. This has been the last time you have heard from us.</text:span></text:p>
      <text:p text:style-name="P5"/>
      <text:p text:style-name="P6">Yours unsatisfiedly,</text:p>
      <text:p text:style-name="P6">Schmidt Lukas</text:p>
      <text:p text:style-name="P6"><text:s/></text:p>
      <text:p text:style-name="P6"/>
      <text:p text:style-name="P9">Dear Mr Schmidt,</text:p>
      <text:p text:style-name="P9"/>
      <text:p text:style-name="P9">I am very sorry to hear about this tragedy. <text:span text:style-name="T4">Unfortunately most of our support staff was on holiday, so these things went on very slowly. We would be glad to refund your money and we are deeply sorry for the inconvenience we have caused.</text:span></text:p>
      <text:p text:style-name="P9"><text:tab/><text:span text:style-name="T5">If you are up for further business in the future despite our disagreements we would be very happy to go on with our business relationship.</text:span></text:p>
      <text:p text:style-name="P9"/>
      <text:p text:style-name="P10">Yours sincerely,</text:p>
      <text:p text:style-name="P10">Thurs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08:01:08.439075247</meta:creation-date>
    <dc:date>2018-11-30T08:38:42.474366858</dc:date>
    <meta:editing-duration>PT26M29S</meta:editing-duration>
    <meta:editing-cycles>29</meta:editing-cycles>
    <meta:generator>LibreOffice/6.0.7.3.0$Linux_X86_64 LibreOffice_project/00m0$Build-3</meta:generator>
    <meta:document-statistic meta:table-count="0" meta:image-count="0" meta:object-count="0" meta:page-count="1" meta:paragraph-count="16" meta:word-count="229" meta:character-count="1289" meta:non-whitespace-character-count="1070"/>
  </office:meta>
</office:document-meta>
</file>